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7.542cm"/>
    </style:style>
    <style:style style:name="co3" style:family="table-column">
      <style:table-column-properties fo:break-before="auto" style:column-width="2.967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3.5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369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number-columns-repeated="1018" table:default-cell-style-name="ce5"/>
        <table:table-row table:style-name="ro1" table:number-rows-repeated="2">
          <table:table-cell table:style-name="ce1" table:number-columns-repeated="4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2" table:number-rows-spanned="1">
            <text:p>Name of Teacher: Prof. Manisha Galphade</text:p>
          </table:table-cell>
          <table:covered-table-cell/>
          <table:table-cell table:style-name="ce1" table:number-columns-repeated="2"/>
          <table:table-cell table:number-columns-repeated="1020"/>
        </table:table-row>
        <table:table-row table:style-name="ro1" table:number-rows-repeated="2">
          <table:table-cell table:style-name="ce1" table:number-columns-repeated="4"/>
          <table:table-cell table:number-columns-repeated="1020"/>
        </table:table-row>
        <table:table-row table:style-name="ro2">
          <table:table-cell table:style-name="ce3" office:value-type="string" calcext:value-type="string">
            <text:p>S. No.</text:p>
          </table:table-cell>
          <table:table-cell table:style-name="ce3" office:value-type="string" calcext:value-type="string">
            <text:p>Program name </text:p>
          </table:table-cell>
          <table:table-cell table:style-name="ce3" office:value-type="string" calcext:value-type="string">
            <text:p>Execute Program Without Intel's Compiler </text:p>
          </table:table-cell>
          <table:table-cell table:style-name="ce3" office:value-type="string" calcext:value-type="string">
            <text:p>Time required for exection without Intel Complier </text:p>
          </table:table-cell>
          <table:table-cell table:style-name="ce3" office:value-type="string" calcext:value-type="string">
            <text:p>Invoke Intel C Compiler and Executed Program &amp; Calculate time required for execution </text:p>
          </table:table-cell>
          <table:table-cell table:style-name="ce3" office:value-type="string" calcext:value-type="string">
            <text:p>Time required <text:s/>for program exection on Intel's compiler </text:p>
          </table:table-cell>
          <table:table-cell table:number-columns-repeated="101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Hello world 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2 se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30 msec </text:p>
          </table:table-cell>
          <table:table-cell table:number-columns-repeated="101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verage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float" office:value="0.000871" calcext:value-type="float">
            <text:p>0.000871</text:p>
          </table:table-cell>
          <table:table-cell office:value-type="string" calcext:value-type="string">
            <text:p>Yes</text:p>
          </table:table-cell>
          <table:table-cell table:style-name="ce4" office:value-type="float" office:value="0.000295" calcext:value-type="float">
            <text:p>0.000295</text:p>
          </table:table-cell>
          <table:table-cell table:number-columns-repeated="101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atrix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float" office:value="0.001299" calcext:value-type="float">
            <text:p>0.001299</text:p>
          </table:table-cell>
          <table:table-cell office:value-type="string" calcext:value-type="string">
            <text:p>Yes</text:p>
          </table:table-cell>
          <table:table-cell table:style-name="ce4" office:value-type="float" office:value="0.000515" calcext:value-type="float">
            <text:p>0.000515</text:p>
          </table:table-cell>
          <table:table-cell table:number-columns-repeated="101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welcome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2 second 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0.000144 seconds</text:p>
          </table:table-cell>
          <table:table-cell table:number-columns-repeated="101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StoreNumbersandCalculateAverageUsingArrays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5.547 sec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0.00825 sec</text:p>
          </table:table-cell>
          <table:table-cell table:number-columns-repeated="101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ProgramtoAddTwoMatrices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13.08 sec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0.001261 sec</text:p>
          </table:table-cell>
          <table:table-cell table:number-columns-repeated="101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SwapNumbersUsingTemporaryVariable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4.519 sec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0.000409 sec</text:p>
          </table:table-cell>
          <table:table-cell table:number-columns-repeated="101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CheckVowelorconsonant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3.323 <text:s/>sec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0.000269 sec</text:p>
          </table:table-cell>
          <table:table-cell table:number-columns-repeated="101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FactorialofaNumbe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6.086 sec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0.000276 sec</text:p>
          </table:table-cell>
          <table:table-cell table:number-columns-repeated="101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CheckPalindrome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3.724 Sec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0.000258 sec</text:p>
          </table:table-cell>
          <table:table-cell table:number-columns-repeated="101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printASCIIValue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2.634 sec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0.000262 sec</text:p>
          </table:table-cell>
          <table:table-cell table:number-columns-repeated="101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FindtheSizeofVariables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0.01829 sec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0.000174 sec</text:p>
          </table:table-cell>
          <table:table-cell table:number-columns-repeated="101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CopyStringWithoutUsing strcpy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3.218 sec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0.000267 sec</text:p>
          </table:table-cell>
          <table:table-cell table:number-columns-repeated="101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StoreNumbersandCalculateAverageUsingArrays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5.141 sec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string" calcext:value-type="string">
            <text:p>0.000388 sec</text:p>
          </table:table-cell>
          <table:table-cell table:number-columns-repeated="101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PrimeNumbersBetweenTwoIntegers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9.058 sec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string" calcext:value-type="string">
            <text:p>0.000267 sec</text:p>
          </table:table-cell>
          <table:table-cell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ProgramtoConvertBinaryNumbertoDecima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4.853 sec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string" calcext:value-type="string">
            <text:p>0.000191 sec</text:p>
          </table:table-cell>
          <table:table-cell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AccessArrayElementsUsingPointers</text:p>
          </table:table-cell>
          <table:table-cell table:style-name="ce4" office:value-type="string" calcext:value-type="string">
            <text:p>YES</text:p>
          </table:table-cell>
          <table:table-cell table:style-name="ce6"/>
          <table:table-cell table:style-name="ce4" office:value-type="string" calcext:value-type="string">
            <text:p>YES</text:p>
          </table:table-cell>
          <table:table-cell table:style-name="ce7" office:value-type="string" calcext:value-type="string">
            <text:p>0.00056 sec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&quot;Liberation Sans&quot;" svg:font-family="'&quot;Liberation Sans&quot;'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2T11:43:06.434413168</meta:creation-date>
    <dc:date>2022-11-12T11:44:46.775104367</dc:date>
    <meta:editing-duration>PT1M40S</meta:editing-duration>
    <meta:editing-cycles>2</meta:editing-cycles>
    <meta:generator>LibreOffice/6.4.7.2$Linux_X86_64 LibreOffice_project/40$Build-2</meta:generator>
    <meta:document-statistic meta:table-count="1" meta:cell-count="108" meta:object-count="0"/>
  </office:meta>
</office:document-meta>
</file>